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1" style:family="paragraph">
      <style:paragraph-properties fo:margin-left="0cm" fo:margin-right="0cm" fo:text-indent="0cm" style:text-autospace="none">
        <style:tab-stops>
          <style:tab-stop style:position="1cm"/>
          <style:tab-stop style:position="8.001cm"/>
        </style:tab-stops>
      </style:paragraph-properties>
      <style:text-properties style:font-name="Arial Black"/>
    </style:style>
    <style:style style:name="P2" style:family="paragraph">
      <style:paragraph-properties fo:margin-left="0cm" fo:margin-right="0cm" fo:text-align="start" fo:text-indent="0cm"/>
      <style:text-properties fo:color="#ffffff" style:font-name="Arial Black" fo:font-size="72pt" fo:font-style="normal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align="center" fo:text-indent="0cm"/>
      <style:text-properties style:font-name="Arial Black1"/>
    </style:style>
    <style:style style:name="P5" style:family="paragraph">
      <style:paragraph-properties fo:margin-left="0cm" fo:margin-right="0cm" fo:text-align="start" fo:text-indent="0cm"/>
      <style:text-properties fo:color="#ffffff" style:font-name="Arial Black1" fo:font-size="72pt" fo:font-weight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paragraph-properties fo:margin-left="0cm" fo:margin-right="0cm" fo:text-align="center" fo:text-indent="0cm" style:text-autospace="none"/>
      <style:text-properties style:font-name="Arial Black1"/>
    </style:style>
    <style:style style:name="P8" style:family="paragraph">
      <style:paragraph-properties fo:margin-left="0cm" fo:margin-right="0cm" fo:text-indent="0cm" style:text-autospace="none">
        <style:tab-stops>
          <style:tab-stop style:position="1cm"/>
          <style:tab-stop style:position="8.001cm"/>
        </style:tab-stops>
      </style:paragraph-properties>
      <style:text-properties style:font-name="Arial Black1"/>
    </style:style>
    <style:style style:name="P9" style:family="paragraph">
      <style:paragraph-properties fo:margin-left="0cm" fo:margin-right="0cm" fo:text-align="start" fo:text-indent="0cm"/>
      <style:text-properties fo:color="#ffffff" style:font-name="Arial Black1" fo:font-size="72pt" fo:font-style="normal" fo:font-weight="bold"/>
    </style:style>
    <style:style style:name="T1" style:family="text">
      <style:text-properties fo:color="#ffffff" style:font-name="Arial Black" fo:font-size="60pt" fo:font-style="normal" fo:font-weight="bold"/>
    </style:style>
    <style:style style:name="T2" style:family="text">
      <style:text-properties fo:color="#ffffff" style:font-name="Arial Black1" fo:font-size="60pt" fo:font-weight="bold"/>
    </style:style>
    <style:style style:name="T3" style:family="text">
      <style:text-properties fo:color="#ffffff" style:font-name="Arial Black1" fo:font-size="60pt" fo:language="pl" fo:country="PL" fo:font-style="normal" fo:font-weight="bold" style:font-size-asian="24.7000007629395pt" style:language-asian="pl" style:country-asian="PL" style:font-style-asian="italic" style:font-weight-asian="bold" style:font-size-complex="24.7000007629395pt" style:font-style-complex="italic" style:font-weight-complex="bold"/>
    </style:style>
    <style:style style:name="T4" style:family="text">
      <style:text-properties fo:color="#ffffff" style:font-name="Arial Black1" fo:font-size="60pt" fo:language="pl" fo:country="PL" fo:font-style="normal" fo:font-weight="bold" style:font-size-asian="24.7000007629395pt" style:language-asian="pl" style:country-asian="PL" style:font-weight-asian="bold" style:font-size-complex="24.7000007629395pt" style:font-weight-complex="bold"/>
    </style:style>
    <style:style style:name="T5" style:family="text">
      <style:text-properties fo:color="#ffffff" style:font-name="Arial Black1" fo:font-size="60pt" fo:font-weight="bold" style:font-size-asian="14pt" style:font-size-complex="14pt"/>
    </style:style>
    <style:style style:name="T6" style:family="text">
      <style:text-properties fo:color="#ffffff" style:font-name="Arial Black1" fo:font-size="60pt" fo:language="en" fo:country="US" fo:font-weight="bold" style:font-size-asian="14pt" style:language-asian="pl" style:country-asian="PL" style:font-weight-asian="bold" style:font-size-complex="14pt" style:font-weight-complex="bold"/>
    </style:style>
    <style:style style:name="T7" style:family="text">
      <style:text-properties fo:color="#ffffff" style:font-name="Arial Black1" fo:font-size="60pt" fo:font-style="normal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Kocham,</text:span><text:span text:style-name="T1"><text:line-break/></text:span><text:span text:style-name="T1">więc nie muszę się bać</text:span><text:span text:style-name="T1"><text:line-break/></text:span><text:span text:style-name="T1">Zabierz mój strach,</text:span><text:span text:style-name="T1"><text:line-break/></text:span><text:span text:style-name="T1">Zabierz mój strach,</text:span><text:span text:style-name="T1"><text:line-break/></text:span><text:span text:style-name="T1">Zabierz mój strach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2T19">
        <office:forms form:automatic-focus="false" form:apply-design-mode="false"/>
        <draw:frame presentation:style-name="pr3" draw:text-style-name="P5" draw:layer="layout" svg:width="28cm" svg:height="21cm" svg:x="0cm" svg:y="0cm" presentation:class="title" presentation:user-transformed="true">
          <draw:text-box>
            <text:p text:style-name="P4"><text:span text:style-name="T2">Jezus mówi ci,</text:span><text:span text:style-name="T2"><text:line-break/></text:span><text:span text:style-name="T2">że miłość ta</text:span><text:span text:style-name="T2"><text:line-break/></text:span><text:span text:style-name="T2">Zabiera strach,</text:span><text:span text:style-name="T2"><text:line-break/></text:span><text:span text:style-name="T2">Zabiera strach,</text:span><text:span text:style-name="T2"><text:line-break/></text:span><text:span text:style-name="T2">Zabiera strach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2T19">
        <office:forms form:automatic-focus="false" form:apply-design-mode="false"/>
        <draw:frame presentation:style-name="pr3" draw:text-style-name="P5" draw:layer="layout" svg:width="28cm" svg:height="21cm" svg:x="-0.001cm" svg:y="-0.001cm" presentation:class="title" presentation:user-transformed="true">
          <draw:text-box>
            <text:p text:style-name="P4"><text:span text:style-name="T3">OOO</text:span><text:span text:style-name="T4"><text:line-break/></text:span><text:span text:style-name="T4">Jezus - Drogą</text:span><text:span text:style-name="T3"><text:line-break/></text:span><text:span text:style-name="T3">Jezus - Prawdą</text:span><text:span text:style-name="T3"><text:line-break/></text:span><text:span text:style-name="T3">Jezus – Życiem /x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2T19">
        <office:forms form:automatic-focus="false" form:apply-design-mode="false"/>
        <draw:frame presentation:style-name="pr3" draw:text-style-name="P5" draw:layer="layout" svg:width="28cm" svg:height="21cm" svg:x="0cm" svg:y="0cm" presentation:class="title" presentation:user-transformed="true">
          <draw:text-box>
            <text:p text:style-name="P7"><text:span text:style-name="T5">Jezus daje ci</text:span><text:span text:style-name="T5"><text:line-break/></text:span><text:span text:style-name="T5">miłość swą,</text:span><text:span text:style-name="T5"><text:line-break/></text:span><text:span text:style-name="T5">N</text:span><text:span text:style-name="T6">ie lękaj się,</text:span><text:span text:style-name="T6"><text:line-break/></text:span><text:span text:style-name="T6">Nie lękaj się,</text:span><text:span text:style-name="T6"><text:line-break/></text:span><text:span text:style-name="T6">Nie lękaj się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9" draw:layer="layout" svg:width="28cm" svg:height="21cm" svg:x="0cm" svg:y="0cm" presentation:class="title" presentation:user-transformed="true">
          <draw:text-box>
            <text:p text:style-name="P8"><text:span text:style-name="T7">Kocham,</text:span><text:span text:style-name="T7"><text:line-break/></text:span><text:span text:style-name="T7">więc nie muszę się kryć</text:span><text:span text:style-name="T7"><text:line-break/></text:span><text:span text:style-name="T7">Mogę z Tobą być,</text:span><text:span text:style-name="T7"><text:line-break/></text:span><text:span text:style-name="T7">Mogę z Tobą być,</text:span><text:span text:style-name="T7"><text:line-break/></text:span><text:span text:style-name="T7">Mogę z Tobą być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2T19">
        <office:forms form:automatic-focus="false" form:apply-design-mode="false"/>
        <draw:frame presentation:style-name="pr3" draw:text-style-name="P5" draw:layer="layout" svg:width="28cm" svg:height="21cm" svg:x="0cm" svg:y="0cm" presentation:class="title" presentation:user-transformed="true">
          <draw:text-box>
            <text:p text:style-name="P4"><text:span text:style-name="T2">Jezus mówi ci,</text:span><text:span text:style-name="T2"><text:line-break/></text:span><text:span text:style-name="T2">że miłość ta</text:span><text:span text:style-name="T2"><text:line-break/></text:span><text:span text:style-name="T2">Zabiera strach,</text:span><text:span text:style-name="T2"><text:line-break/></text:span><text:span text:style-name="T2">Zabiera strach,</text:span><text:span text:style-name="T2"><text:line-break/></text:span><text:span text:style-name="T2">Zabiera strach.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 presentation:presentation-page-layout-name="AL2T19">
        <office:forms form:automatic-focus="false" form:apply-design-mode="false"/>
        <draw:frame presentation:style-name="pr3" draw:text-style-name="P5" draw:layer="layout" svg:width="28cm" svg:height="21cm" svg:x="-0.001cm" svg:y="-0.001cm" presentation:class="title" presentation:user-transformed="true">
          <draw:text-box>
            <text:p text:style-name="P4"><text:span text:style-name="T3">OOO</text:span><text:span text:style-name="T4"><text:line-break/></text:span><text:span text:style-name="T4">Jezus - Drogą</text:span><text:span text:style-name="T3"><text:line-break/></text:span><text:span text:style-name="T3">Jezus - Prawdą</text:span><text:span text:style-name="T3"><text:line-break/></text:span><text:span text:style-name="T3">Jezus – Życiem /x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 presentation:presentation-page-layout-name="AL2T19">
        <office:forms form:automatic-focus="false" form:apply-design-mode="false"/>
        <draw:frame presentation:style-name="pr3" draw:text-style-name="P5" draw:layer="layout" svg:width="28cm" svg:height="21cm" svg:x="0cm" svg:y="0cm" presentation:class="title" presentation:user-transformed="true">
          <draw:text-box>
            <text:p text:style-name="P7"><text:span text:style-name="T5">Jezus daje ci</text:span><text:span text:style-name="T5"><text:line-break/></text:span><text:span text:style-name="T5">miłość swą,</text:span><text:span text:style-name="T5"><text:line-break/></text:span><text:span text:style-name="T5">N</text:span><text:span text:style-name="T6">ie lękaj się,</text:span><text:span text:style-name="T6"><text:line-break/></text:span><text:span text:style-name="T6">Nie lękaj się,</text:span><text:span text:style-name="T6"><text:line-break/></text:span><text:span text:style-name="T6">Nie lękaj się.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text-style-name="P9" draw:layer="layout" svg:width="28cm" svg:height="21cm" svg:x="0cm" svg:y="0cm" presentation:class="title" presentation:user-transformed="true">
          <draw:text-box>
            <text:p text:style-name="P8"><text:span text:style-name="T7">Jezus daje ci</text:span><text:span text:style-name="T7"><text:line-break/></text:span><text:span text:style-name="T7">Matkę swą,</text:span><text:span text:style-name="T7"><text:line-break/></text:span><text:span text:style-name="T7">Przyjmij też Ją</text:span><text:span text:style-name="T7"><text:line-break/></text:span><text:span text:style-name="T7">Przyjmij też Ją</text:span><text:span text:style-name="T7"><text:line-break/></text:span><text:span text:style-name="T7">Przyjmij też Ją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omyślnie" presentation:presentation-page-layout-name="AL2T19">
        <office:forms form:automatic-focus="false" form:apply-design-mode="false"/>
        <draw:frame presentation:style-name="pr3" draw:text-style-name="P5" draw:layer="layout" svg:width="28cm" svg:height="21cm" svg:x="0cm" svg:y="0cm" presentation:class="title" presentation:user-transformed="true">
          <draw:text-box>
            <text:p text:style-name="P4"><text:span text:style-name="T2">Jezus mówi ci,</text:span><text:span text:style-name="T2"><text:line-break/></text:span><text:span text:style-name="T2">że miłość ta</text:span><text:span text:style-name="T2"><text:line-break/></text:span><text:span text:style-name="T2">Zabiera strach,</text:span><text:span text:style-name="T2"><text:line-break/></text:span><text:span text:style-name="T2">Zabiera strach,</text:span><text:span text:style-name="T2"><text:line-break/></text:span><text:span text:style-name="T2">Zabiera strach.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omyślnie" presentation:presentation-page-layout-name="AL2T19">
        <office:forms form:automatic-focus="false" form:apply-design-mode="false"/>
        <draw:frame presentation:style-name="pr3" draw:text-style-name="P5" draw:layer="layout" svg:width="28cm" svg:height="21cm" svg:x="-0.001cm" svg:y="-0.001cm" presentation:class="title" presentation:user-transformed="true">
          <draw:text-box>
            <text:p text:style-name="P4"><text:span text:style-name="T3">OOO</text:span><text:span text:style-name="T4"><text:line-break/></text:span><text:span text:style-name="T4">Jezus - Drogą</text:span><text:span text:style-name="T3"><text:line-break/></text:span><text:span text:style-name="T3">Jezus - Prawdą</text:span><text:span text:style-name="T3"><text:line-break/></text:span><text:span text:style-name="T3">Jezus – Życiem /x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omyślnie" presentation:presentation-page-layout-name="AL2T19">
        <office:forms form:automatic-focus="false" form:apply-design-mode="false"/>
        <draw:frame presentation:style-name="pr3" draw:text-style-name="P5" draw:layer="layout" svg:width="28cm" svg:height="21cm" svg:x="0cm" svg:y="0cm" presentation:class="title" presentation:user-transformed="true">
          <draw:text-box>
            <text:p text:style-name="P7"><text:span text:style-name="T5">Jezus daje ci</text:span><text:span text:style-name="T5"><text:line-break/></text:span><text:span text:style-name="T5">miłość swą,</text:span><text:span text:style-name="T5"><text:line-break/></text:span><text:span text:style-name="T5">N</text:span><text:span text:style-name="T6">ie lękaj się,</text:span><text:span text:style-name="T6"><text:line-break/></text:span><text:span text:style-name="T6">Nie lękaj się,</text:span><text:span text:style-name="T6"><text:line-break/></text:span><text:span text:style-name="T6">Nie lękaj się.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style:font-name="Bookman Old Style" fo:font-size="24.7000007629395pt" fo:language="pl" fo:country="PL" fo:font-style="italic" fo:font-weight="bold" style:letter-kerning="true" style:font-name-asian="Bookman Old Style" style:font-size-asian="24.7000007629395pt" style:language-asian="pl" style:country-asian="PL" style:font-style-asian="italic" style:font-weight-asian="bold" style:font-name-complex="Bookman Old Sty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1.2000007629395pt" fo:language="en" fo:country="US" fo:font-style="italic" fo:font-weight="bold" style:font-name-asian="Arial1" style:font-size-asian="21.2000007629395pt" style:language-asian="pl" style:country-asian="PL" style:font-style-asian="italic" style:font-weight-asian="bold" style:font-name-complex="Arial1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15.8999996185303pt" fo:language="en" fo:country="US" fo:font-style="italic" style:font-name-asian="Arial1" style:font-size-asian="15.8999996185303pt" style:language-asian="pl" style:country-asian="PL" style:font-style-asian="italic" style:font-name-complex="Arial1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Refren" style:family="graphic">
      <style:paragraph-properties fo:margin-left="0.884cm" fo:margin-right="0cm" fo:text-align="start" fo:text-indent="0cm" style:text-autospace="ideograph-alpha"/>
      <style:text-properties fo:font-size="24.7000007629395pt" fo:language="en" fo:country="US" fo:font-weight="bold" style:font-size-asian="24.7000007629395pt" style:language-asian="pl" style:country-asian="PL" style:font-weight-asian="bold" style:font-size-complex="24.7000007629395pt" style:font-weight-complex="bold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20:31</meta:creation-date>
    <dc:date>2014-11-29T19:31:22.690000000</dc:date>
    <dc:language>pl-PL</dc:language>
    <meta:editing-cycles>29</meta:editing-cycles>
    <meta:editing-duration>PT1H19M20S</meta:editing-duration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